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3.5pt" style:font-size-asian="13.5pt" style:font-size-complex="13.5pt" style:language-asian="en" style:country-asian="GB"/>
    </style:style>
    <style:style style:name="P3" style:parent-style-name="Normal" style:family="paragraph">
      <style:paragraph-properties fo:margin-bottom="0.1041in" fo:line-height="100%" fo:background-color="#FFFFFF"/>
      <style:text-properties style:font-name="Arial" style:font-name-asian="Times New Roman" style:font-name-complex="Arial" fo:color="#006633" style:letter-kerning="true" fo:font-size="24pt" style:font-size-asian="24pt" style:font-size-complex="24pt" style:language-asian="en" style:country-asian="GB"/>
    </style:style>
    <style:style style:name="P4" style:parent-style-name="Normal" style:family="paragraph">
      <style:paragraph-properties fo:margin-bottom="0in" fo:line-height="100%" fo:background-color="#FFFFFF"/>
      <style:text-properties style:font-name="inherit" style:font-name-asian="Times New Roman" style:font-name-complex="Arial" fo:color="#638700" fo:font-size="21pt" style:font-size-asian="21pt" style:font-size-complex="21pt" style:language-asian="en" style:country-asian="GB"/>
    </style:style>
    <style:style style:name="P5" style:parent-style-name="Normal" style:family="paragraph">
      <style:paragraph-properties fo:text-align="center" fo:margin-bottom="0.1041in" fo:line-height="100%" fo:background-color="#F7F7F7"/>
      <style:text-properties style:font-name="inherit" style:font-name-asian="Times New Roman" style:font-name-complex="Arial" fo:color="#006633" fo:font-size="18pt" style:font-size-asian="18pt" style:font-size-complex="18pt" style:language-asian="en" style:country-asian="GB"/>
    </style:style>
    <style:style style:name="P6" style:parent-style-name="Normal" style:family="paragraph">
      <style:paragraph-properties fo:text-align="center" fo:line-height="100%" fo:background-color="#F7F7F7"/>
      <style:text-properties style:font-name="inherit" style:font-name-asian="Times New Roman" style:font-name-complex="Arial" fo:color="#000000" fo:font-size="12pt" style:font-size-asian="12pt" style:font-size-complex="12pt" style:language-asian="en" style:country-asian="GB"/>
    </style:style>
    <style:style style:name="P7" style:parent-style-name="Normal" style:family="paragraph">
      <style:paragraph-properties fo:text-align="center" fo:margin-bottom="0.1041in" fo:line-height="100%" fo:background-color="#F7F7F7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8" style:parent-style-name="Normal" style:family="paragraph">
      <style:paragraph-properties fo:text-align="center" fo:margin-bottom="0in" fo:line-height="100%" fo:background-color="#F7F7F7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9" style:parent-style-name="Normal" style:family="paragraph">
      <style:paragraph-properties fo:text-align="center" fo:margin-bottom="0.1041in" fo:line-height="100%" fo:background-color="#F7F7F7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10" style:parent-style-name="Normal" style:family="paragraph">
      <style:paragraph-properties fo:text-align="center" fo:margin-bottom="0in" fo:line-height="100%" fo:background-color="#F7F7F7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11" style:parent-style-name="Normal" style:family="paragraph">
      <style:paragraph-properties fo:text-align="center" fo:margin-bottom="0.1041in" fo:line-height="100%" fo:background-color="#F7F7F7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12" style:parent-style-name="Normal" style:family="paragraph">
      <style:paragraph-properties fo:text-align="center" fo:margin-bottom="0in" fo:line-height="100%" fo:background-color="#F7F7F7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13" style:parent-style-name="Normal" style:family="paragraph">
      <style:paragraph-properties fo:text-align="center" fo:margin-bottom="0.1041in" fo:line-height="100%" fo:background-color="#F7F7F7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14" style:parent-style-name="Normal" style:family="paragraph">
      <style:paragraph-properties fo:text-align="center" fo:margin-bottom="0in" fo:line-height="100%" fo:background-color="#F7F7F7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15" style:parent-style-name="Normal" style:family="paragraph">
      <style:paragraph-properties fo:text-align="center" fo:margin-bottom="0.0833in" fo:line-height="100%" fo:background-color="#FFFFFF"/>
      <style:text-properties style:font-name="Arial" style:font-name-asian="Times New Roman" style:font-name-complex="Arial" fo:color="#000000" fo:font-size="18pt" style:font-size-asian="18pt" style:font-size-complex="18pt" style:language-asian="en" style:country-asian="GB"/>
    </style:style>
    <style:style style:name="P16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17" style:parent-style-name="Normal" style:family="paragraph">
      <style:paragraph-properties fo:margin-bottom="0.1041in" fo:line-height="100%" fo:background-color="#FFFFFF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18" style:parent-style-name="Normal" style:family="paragraph">
      <style:paragraph-properties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19" style:parent-style-name="Normal" style:family="paragraph">
      <style:paragraph-properties fo:margin-bottom="0.1041in" fo:line-height="100%" fo:background-color="#FFFFFF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20" style:parent-style-name="Normal" style:family="paragraph">
      <style:paragraph-properties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1" style:parent-style-name="Normal" style:family="paragraph">
      <style:paragraph-properties fo:margin-bottom="0.1041in" fo:line-height="100%" fo:background-color="#FFFFFF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22" style:parent-style-name="Normal" style:family="paragraph">
      <style:paragraph-properties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3" style:parent-style-name="Normal" style:family="paragraph">
      <style:paragraph-properties fo:margin-bottom="0.1041in" fo:line-height="100%" fo:background-color="#FFFFFF"/>
      <style:text-properties style:font-name="inherit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P24" style:parent-style-name="Normal" style:family="paragraph">
      <style:paragraph-properties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5" style:parent-style-name="Normal" style:family="paragraph">
      <style:paragraph-properties fo:margin-bottom="0.0833in" fo:line-height="100%" fo:background-color="#FFFFFF"/>
      <style:text-properties style:font-name="inherit" style:font-name-asian="Times New Roman" style:font-name-complex="Arial" fo:color="#000000" fo:font-size="18pt" style:font-size-asian="18pt" style:font-size-complex="18pt" style:language-asian="en" style:country-asian="GB"/>
    </style:style>
    <style:style style:name="P26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8" style:parent-style-name="Normal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29" style:parent-style-name="Normal" style:family="paragraph">
      <style:paragraph-properties fo:margin-bottom="0in" fo:line-height="100%" fo:background-color="#FFFFFF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P3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3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33" style:parent-style-name="Normal" style:family="paragraph">
      <style:paragraph-properties fo:margin-bottom="0.0833in" fo:line-height="100%" fo:background-color="#FFFFFF"/>
      <style:text-properties style:font-name="inherit" style:font-name-asian="Times New Roman" style:font-name-complex="Arial" fo:color="#000000" fo:font-size="18pt" style:font-size-asian="18pt" style:font-size-complex="18pt" style:language-asian="en" style:country-asian="GB"/>
    </style:style>
    <style:style style:name="P3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35" style:parent-style-name="Normal" style:family="paragraph">
      <style:paragraph-properties fo:margin-bottom="0in" fo:line-height="100%" fo:background-color="#FFFFFF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P37" style:parent-style-name="Normal" style:family="paragraph">
      <style:paragraph-properties fo:margin-bottom="0.1041in" fo:line-height="10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38" style:parent-style-name="Normal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39" style:parent-style-name="Normal" style:family="paragraph">
      <style:paragraph-properties fo:margin-bottom="0in" fo:line-height="100%" fo:background-color="#FFFFFF"/>
    </style:style>
    <style:style style:name="T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T41" style:parent-style-name="DefaultParagraphFont" style:family="text"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4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4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44" style:parent-style-name="Normal" style:family="paragraph">
      <style:paragraph-properties fo:margin-bottom="0.0833in" fo:line-height="100%" fo:background-color="#FFFFFF"/>
      <style:text-properties style:font-name="inherit" style:font-name-asian="Times New Roman" style:font-name-complex="Arial" fo:color="#000000" fo:font-size="18pt" style:font-size-asian="18pt" style:font-size-complex="18pt" style:language-asian="en" style:country-asian="GB"/>
    </style:style>
    <style:style style:name="P45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46" style:parent-style-name="Normal" style:family="paragraph">
      <style:paragraph-properties fo:margin-bottom="0in" fo:line-height="100%" fo:background-color="#FFFFFF"/>
    </style:style>
    <style:style style:name="T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P48" style:parent-style-name="Normal" style:family="paragraph">
      <style:paragraph-properties fo:margin-bottom="0.1041in" fo:line-height="10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49" style:parent-style-name="Normal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50" style:parent-style-name="Normal" style:family="paragraph">
      <style:paragraph-properties fo:margin-bottom="0in" fo:line-height="100%" fo:background-color="#FFFFFF"/>
    </style:style>
    <style:style style:name="T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P5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53" style:parent-style-name="Normal" style:family="paragraph">
      <style:paragraph-properties fo:margin-bottom="0.0833in" fo:line-height="100%"/>
      <style:text-properties style:font-name="inherit" style:font-name-asian="Times New Roman" style:font-name-complex="Times New Roman" fo:font-size="18pt" style:font-size-asian="18pt" style:font-size-complex="18pt" style:language-asian="en" style:country-asian="GB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5" style:parent-style-name="Normal" style:family="paragraph">
      <style:paragraph-properties fo:margin-bottom="0.1041in" fo:line-height="100%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bottom="0.1041in" fo:line-height="100%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bottom="0.1041in" fo:line-height="100%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bottom="0.1041in" fo:line-height="100%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margin-bottom="0in" fo:line-height="100%" fo:margin-left="0in">
        <style:tab-stops>
          <style:tab-stop style:type="left" style:position="0.5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margin-bottom="0in" fo:line-height="100%" fo:background-color="#FFFFFF"/>
    </style:style>
    <style:style style:name="T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5pt" style:font-size-asian="15pt" style:font-size-complex="15pt" style:language-asian="en" style:country-asian="GB"/>
    </style:style>
    <style:style style:name="P6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6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6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  <style:style style:name="P65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00000" fo:font-size="15pt" style:font-size-asian="15pt" style:font-size-complex="15pt" style:language-asian="en" style:country-asian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How do you become a member of BSC. What are the requirement and how much does it cost to become a member. List a least 5 benefits of becoming member. </text:span></text:p>
        </text:list-item>
      </text:list>
      <text:p text:style-name="Normal"/>
      <text:h text:style-name="P3" text:outline-level="1">Become a BCS<text:s/>member</text:h>
      <text:h text:style-name="P4" text:outline-level="2">By joining<text:s/>BCS, show that you care about your professional development and work with<text:s/>BCS<text:s/>to make IT good for society.</text:h>
      <text:p text:style-name="Normal"/>
      <text:h text:style-name="P5" text:outline-level="2">Be part of active community</text:h>
      <text:h text:style-name="P6" text:outline-level="4">You can go to events, meet like-minded people, learn new things and get better at what you do.</text:h>
      <text:h text:style-name="P7" text:outline-level="3">65,000+</text:h>
      <text:p text:style-name="P8">practitioners, business leaders, educators and policymakers</text:p>
      <text:h text:style-name="P9" text:outline-level="3">1000+</text:h>
      <text:p text:style-name="P10">annual events from big data to blockchain and everything in-between</text:p>
      <text:h text:style-name="P11" text:outline-level="3">1500+</text:h>
      <text:p text:style-name="P12">mentors and mentees sharing knowledge and experience</text:p>
      <text:h text:style-name="P13" text:outline-level="3">150+</text:h>
      <text:p text:style-name="P14">specialist interest groups and local</text:p>
      <text:h text:style-name="P15" text:outline-level="2">Our membership grades</text:h>
      <text:p text:style-name="P16">Wherever you are in your career, we have a membership grade to suit you. You're key to our mission by upholding our code of conduct and championing professional and ethical standards in your work.</text:p>
      <text:h text:style-name="P17" text:outline-level="3">Student</text:h>
      <text:p text:style-name="P18">If you're preparing to work in the IT industry.</text:p>
      <text:h text:style-name="P19" text:outline-level="3">Associate AMBCS</text:h>
      <text:p text:style-name="P20">If you're taking those early career steps.</text:p>
      <text:h text:style-name="P21" text:outline-level="3">Professional MBCS</text:h>
      <text:p text:style-name="P22">If you're already an experienced practitioner.</text:p>
      <text:soft-page-break/>
      <text:h text:style-name="P23" text:outline-level="3">Fellow FBCS</text:h>
      <text:p text:style-name="P24">If you're influential in today's industry.</text:p>
      <text:p text:style-name="Normal"/>
      <text:h text:style-name="P25" text:outline-level="2">Student or apprentice</text:h>
      <text:p text:style-name="P26">Smooth your journey to the workplace, as a BCS member! Connect with industry professionals, brush up on your soft skills and get set for a rewarding career in IT.</text:p>
      <text:p text:style-name="P27"/>
      <text:list text:style-name="LFO2" text:continue-numbering="true">
        <text:list-item>
          <text:p text:style-name="P28">to be on an IT-related study course or apprenticeship</text:p>
        </text:list-item>
      </text:list>
      <text:p text:style-name="P29"><text:span text:style-name="T30">Annual subscription  </text:span></text:p>
      <text:p text:style-name="P31">£20</text:p>
      <text:p text:style-name="P32"/>
      <text:h text:style-name="P33" text:outline-level="2">Associate (AMBCS)</text:h>
      <text:p text:style-name="P34">Just starting out in IT? Associate membership gives you the tools to develop your competencies, your contacts, and your career potential.</text:p>
      <text:p text:style-name="P35"><text:span text:style-name="T36">You'll need</text:span></text:p>
      <text:list text:style-name="LFO3" text:continue-numbering="true">
        <text:list-item>
          <text:p text:style-name="P37">a year's IT work experience or relevant qualifications</text:p>
        </text:list-item>
        <text:list-item>
          <text:p text:style-name="P38">a supporter to validate your application</text:p>
        </text:list-item>
      </text:list>
      <text:p text:style-name="P39"><text:span text:style-name="T40">Annual subscription</text:span><text:span text:style-name="T41">  </text:span></text:p>
      <text:p text:style-name="P42">£90</text:p>
      <text:p text:style-name="P43"/>
      <text:h text:style-name="P44" text:outline-level="2">Professional (MBCS)</text:h>
      <text:p text:style-name="P45">Show your commitment to the industry by becoming a Professional member and join the driving force behind today's tech innovation.</text:p>
      <text:p text:style-name="P46"><text:span text:style-name="T47">You'll need</text:span></text:p>
      <text:list text:style-name="LFO4" text:continue-numbering="true">
        <text:list-item>
          <text:p text:style-name="P48">five years' IT work experience, or relevant qualifications, or a combination of the two</text:p>
        </text:list-item>
        <text:list-item>
          <text:p text:style-name="P49">a supporter to validate your application</text:p>
        </text:list-item>
      </text:list>
      <text:p text:style-name="P50"><text:span text:style-name="T51">Annual subscription  </text:span></text:p>
      <text:p text:style-name="P52">£146</text:p>
      <text:soft-page-break/>
      <text:h text:style-name="P53" text:outline-level="2">Fellowship (FBCS)</text:h>
      <text:p text:style-name="P54">Take your place among the most experienced professionals and academics in the industry to inspire others and shape our profession.</text:p>
      <text:list text:style-name="LFO5" text:continue-numbering="true">
        <text:list-item>
          <text:p text:style-name="P55">to be a respected leader in IT</text:p>
        </text:list-item>
        <text:list-item>
          <text:p text:style-name="P56">specialist technical or business skills</text:p>
        </text:list-item>
        <text:list-item>
          <text:p text:style-name="P57">typically five or more years' work experience</text:p>
        </text:list-item>
        <text:list-item>
          <text:p text:style-name="P58">your CV</text:p>
        </text:list-item>
        <text:list-item>
          <text:p text:style-name="P59">two supporters to validate your application</text:p>
        </text:list-item>
      </text:list>
      <text:p text:style-name="P60"><text:span text:style-name="T61">Annual subscription</text:span></text:p>
      <text:p text:style-name="P62">£199 (+ £160 one-off application fee) </text:p>
      <text:p text:style-name="P63"/>
      <text:p text:style-name="P64"/>
      <text:p text:style-name="P6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JAZ BAR</meta:initial-creator>
    <dc:creator>EJAZ BAR</dc:creator>
    <meta:creation-date>2019-09-29T11:56:00Z</meta:creation-date>
    <dc:date>2019-09-29T14:55:00Z</dc:date>
    <meta:template xlink:href="Normal" xlink:type="simple"/>
    <meta:editing-cycles>1</meta:editing-cycles>
    <meta:editing-duration>PT10380S</meta:editing-duration>
    <meta:document-statistic meta:page-count="3" meta:paragraph-count="4" meta:word-count="353" meta:character-count="2365" meta:row-count="16" meta:non-whitespace-character-count="2016"/>
  </office:meta>
</office:document-meta>
</file>